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 style:shadow="none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5.609cm"/>
    </style:style>
    <style:style style:name="tblCoordinates.B" style:family="table-column">
      <style:table-column-properties style:column-width="11.404cm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tblTotal" style:family="table">
      <style:table-properties style:width="6.844cm" fo:margin-left="8.371cm" table:align="left"/>
    </style:style>
    <style:style style:name="tblTotal.A" style:family="table-column">
      <style:table-column-properties style:column-width="4.71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403cm"/>
    </style:style>
    <style:style style:name="Таблица2.B" style:family="table-column">
      <style:table-column-properties style:column-width="2.487cm"/>
    </style:style>
    <style:style style:name="Таблица2.C" style:family="table-column">
      <style:table-column-properties style:column-width="8.123cm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104cm"/>
    </style:style>
    <style:style style:name="Таблица3.G" style:family="table-column">
      <style:table-column-properties style:column-width="1.81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30c2" officeooo:paragraph-rsid="001930c2"/>
    </style:style>
    <style:style style:name="P2" style:family="paragraph" style:parent-style-name="Standard">
      <style:text-properties officeooo:rsid="001930c2" officeooo:paragraph-rsid="001d1589"/>
    </style:style>
    <style:style style:name="P3" style:family="paragraph" style:parent-style-name="Standard">
      <style:text-properties officeooo:rsid="001930c2" officeooo:paragraph-rsid="001ea685"/>
    </style:style>
    <style:style style:name="P4" style:family="paragraph" style:parent-style-name="Standard">
      <style:text-properties officeooo:rsid="001930c2" officeooo:paragraph-rsid="001fb3cc"/>
    </style:style>
    <style:style style:name="P5" style:family="paragraph" style:parent-style-name="Standard">
      <style:text-properties officeooo:rsid="001930c2" officeooo:paragraph-rsid="0021001f"/>
    </style:style>
    <style:style style:name="P6" style:family="paragraph" style:parent-style-name="Standard">
      <style:text-properties officeooo:rsid="001930c2" officeooo:paragraph-rsid="0021b360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1ea685"/>
    </style:style>
    <style:style style:name="P10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61d22"/>
    </style:style>
    <style:style style:name="P12" style:family="paragraph" style:parent-style-name="Standard">
      <style:text-properties officeooo:rsid="001930c2" officeooo:paragraph-rsid="002a744e"/>
    </style:style>
    <style:style style:name="P13" style:family="paragraph" style:parent-style-name="Standard">
      <style:text-properties officeooo:rsid="001930c2" officeooo:paragraph-rsid="0033347d"/>
    </style:style>
    <style:style style:name="P14" style:family="paragraph" style:parent-style-name="Standard">
      <style:text-properties officeooo:rsid="001930c2" officeooo:paragraph-rsid="00347ce5"/>
    </style:style>
    <style:style style:name="P15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16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1pt" fo:font-weight="bold" officeooo:rsid="001930c2" officeooo:paragraph-rsid="002a4043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1930c2" officeooo:paragraph-rsid="0022ece4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Liberation Sans" fo:font-size="10pt" officeooo:rsid="001930c2" officeooo:paragraph-rsid="0021b360" style:font-size-asian="10pt" style:font-size-complex="10pt"/>
    </style:style>
    <style:style style:name="P23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4" style:family="paragraph" style:parent-style-name="Standard">
      <style:text-properties style:font-name="Liberation Serif" fo:font-size="10pt" fo:font-weight="bold" officeooo:rsid="001930c2" officeooo:paragraph-rsid="00243ccf" style:font-size-asian="10pt" style:font-weight-asian="bold" style:font-size-complex="10pt" style:font-weight-complex="bold"/>
    </style:style>
    <style:style style:name="P25" style:family="paragraph" style:parent-style-name="Standard">
      <style:text-properties officeooo:rsid="001b9250" officeooo:paragraph-rsid="00325076"/>
    </style:style>
    <style:style style:name="P26" style:family="paragraph" style:parent-style-name="Standard">
      <style:text-properties officeooo:paragraph-rsid="00347ce5"/>
    </style:style>
    <style:style style:name="P27" style:family="paragraph" style:parent-style-name="Text_20_body">
      <style:paragraph-properties fo:text-align="start" style:justify-single-word="false" style:vertical-align="bottom"/>
      <style:text-properties fo:font-size="14pt" style:text-underline-style="none" officeooo:rsid="00147cc2" officeooo:paragraph-rsid="002a4043" style:font-size-asian="14pt" style:font-size-complex="14pt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0" style:family="paragraph" style:parent-style-name="Footer">
      <style:text-properties officeooo:rsid="001e46db" officeooo:paragraph-rsid="00261d22"/>
    </style:style>
    <style:style style:name="P31" style:family="paragraph" style:parent-style-name="Footer">
      <style:text-properties officeooo:rsid="001e46db" officeooo:paragraph-rsid="0036b426"/>
    </style:style>
    <style:style style:name="P32" style:family="paragraph" style:parent-style-name="Footer">
      <style:text-properties officeooo:rsid="001cc181" officeooo:paragraph-rsid="0036b426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39" style:family="paragraph" style:parent-style-name="Table_20_Heading">
      <style:paragraph-properties fo:text-align="end" style:justify-single-word="false"/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P40" style:family="paragraph" style:parent-style-name="Table_20_Heading">
      <style:text-properties fo:font-size="10pt" fo:font-weight="normal" officeooo:rsid="00059cb6" officeooo:paragraph-rsid="00347ce5" style:font-size-asian="10pt" style:font-weight-asian="normal" style:font-size-complex="10pt" style:font-weight-complex="normal"/>
    </style:style>
    <style:style style:name="T1" style:family="text">
      <style:text-properties officeooo:rsid="0024cc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style:font-size-asian="10pt" style:font-size-complex="10pt"/>
    </style:style>
    <style:style style:name="T5" style:family="text">
      <style:text-properties style:font-name="Liberation Sans" fo:font-size="10pt" officeooo:rsid="002ffc5d" style:font-size-asian="10pt" style:font-size-complex="10pt"/>
    </style:style>
    <style:style style:name="T6" style:family="text">
      <style:text-properties style:font-name="Liberation Sans" fo:font-size="12pt" officeooo:rsid="000cb90e" style:font-size-asian="12pt" style:font-size-complex="12pt"/>
    </style:style>
    <style:style style:name="T7" style:family="text">
      <style:text-properties style:font-name="Liberation Sans" style:text-underline-style="none" officeooo:rsid="0018efd0"/>
    </style:style>
    <style:style style:name="T8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2ffc5d"/>
    </style:style>
    <style:style style:name="T13" style:family="text">
      <style:text-properties officeooo:rsid="00325076"/>
    </style:style>
    <style:style style:name="T14" style:family="text">
      <style:text-properties officeooo:rsid="0006dc0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6b426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Доверенность" text:name="pg_proxy_dog"/>
      </text:user-field-decls>
      <text:p text:style-name="P8">Факс:______________________</text:p>
      <text:p text:style-name="P18"><text:user-field-get text:name="pg_add">срок поставки, кем доставка, кто оплачивает</text:user-field-get></text:p>
      <text:p text:style-name="P1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27"><text:user-field-get text:name="pg_firm">НАША ФИРМА</text:user-field-get></text:p>
          </table:table-cell>
          <table:table-cell office:value-type="string">
            <text:p text:style-name="P20">ООО «ЭТК»</text:p>
            <text:p text:style-name="P21">Тел./факс:(812) 327-32-74</text:p>
            <text:p text:style-name="P21">Почтовый адрес: <text:user-field-get text:name="pg_post_address">Индекс, Адрес</text:user-field-get></text:p>
            <text:p text:style-name="P20">Офис и склад: г.Санкт-Петербург, пос. Мурино, ул. Ясная, д.11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5">БИК</text:p>
          </table:table-cell>
          <table:table-cell table:style-name="tblHeader.D1" table:number-rows-spanned="2" office:value-type="string">
            <text:p text:style-name="P28"><text:user-field-get text:name="pg_bik">444444444</text:user-field-get></text:p>
            <text:p text:style-name="P29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5">Сч. №</text:p>
          </table:table-cell>
          <table:covered-table-cell/>
        </table:table-row>
        <table:table-row>
          <table:table-cell table:style-name="tblHeader.C2" office:value-type="string">
            <text:p text:style-name="P12">ИНН <text:span text:style-name="T6"><text:user-field-get text:name="pg_inn">0000000000</text:user-field-get></text:span></text:p>
          </table:table-cell>
          <table:table-cell table:style-name="tblHeader.C2" office:value-type="string">
            <text:p text:style-name="P12">КПП <text:span text:style-name="T6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3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2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3">Счет №</text:span> <text:span text:style-name="T3"><text:user-field-get text:name="pg_prefix">А</text:user-field-get></text:span> <text:span text:style-name="T7"><text:user-field-get text:name="pg_order">9999-9999</text:user-field-get></text:span> от <text:span text:style-name="T8"><text:user-field-get text:name="pg_order_date">11.11.2011</text:user-field-get></text:span></text:p>
          </table:table-cell>
          <table:table-cell table:style-name="tblBillNno.A1" office:value-type="string">
            <text:p text:style-name="P19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8"><text:span text:style-name="T4">Плательщик: <text:s/></text:span></text:p>
          </table:table-cell>
          <table:table-cell office:value-type="string">
            <text:p text:style-name="P7"><text:span text:style-name="T11"><text:user-field-get text:name="pg_firm_buyer">ООО "Покупатель"</text:user-field-get></text:span></text:p>
          </table:table-cell>
        </table:table-row>
        <table:table-row>
          <table:table-cell office:value-type="string">
            <text:p text:style-name="P9"><text:span text:style-name="T4">Отгрузка: <text:s/></text:span></text:p>
          </table:table-cell>
          <table:table-cell office:value-type="string">
            <text:p text:style-name="P3"><text:span text:style-name="T10"><text:user-field-get text:name="pg_carrier">Перевозчик</text:user-field-get></text:span><text:span text:style-name="T4">. </text:span>Оплата <text:span text:style-name="T12">доставки </text:span>при получении.</text:p>
          </table:table-cell>
        </table:table-row>
      </table:table>
      <text:p text:style-name="P3"/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38"><text:span text:style-name="T14">Е</text:span>д.<text:line-break/>изм.</text:p>
            </table:table-cell>
            <table:table-cell table:style-name="Таблица3.A1" office:value-type="string">
              <text:p text:style-name="P38">Кол-во</text:p>
            </table:table-cell>
            <table:table-cell table:style-name="Таблица3.A1" office:value-type="string">
              <text:p text:style-name="P39">Цена, руб.</text:p>
            </table:table-cell>
            <table:table-cell table:style-name="Таблица3.A1" office:value-type="string">
              <text:p text:style-name="P39">Сумма, руб.</text:p>
            </table:table-cell>
            <table:table-cell table:style-name="Таблица3.G1" office:value-type="string">
              <text:p text:style-name="P38">Срок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5"/>
          </table:table-cell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36"/>
          </table:table-cell>
          <table:table-cell table:style-name="Таблица3.G2" office:value-type="string">
            <text:p text:style-name="P35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3">Итого</text:p>
          </table:table-cell>
          <table:table-cell table:style-name="tblTotal.A1" office:value-type="string">
            <text:p text:style-name="P34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6">В том числе НДС -<text:span text:style-name="T13">18%</text:span></text:p>
          </table:table-cell>
          <table:table-cell table:style-name="tblTotal.A1" office:value-type="string">
            <text:p text:style-name="P34"><text:user-field-get text:name="pg_vat">НДС</text:user-field-get></text:p>
          </table:table-cell>
        </table:table-row>
      </table:table>
      <text:p text:style-name="P4">Всего наименований: <text:user-field-get text:name="pg_total_pos">Количество прописью</text:user-field-get></text:p>
      <text:p text:style-name="P25"><text:user-field-get text:name="pg_sum_in_words">тысячи сотни рублей</text:user-field-get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>За директора </text:p>
          </table:table-cell>
          <table:table-cell table:style-name="Таблица2.A1" office:value-type="string">
            <text:p text:style-name="P11">М. П.</text:p>
          </table:table-cell>
          <table:table-cell table:style-name="Таблица2.A1" office:value-type="string">
            <text:p text:style-name="P11"><text:user-field-get text:name="pg_signature">ЗаДиректора</text:user-field-get></text:p>
          </table:table-cell>
        </table:table-row>
        <table:table-row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3"><text:user-field-get text:name="pg_proxy_dog">Доверенность</text:user-field-get></text:p>
          </table:table-cell>
        </table:table-row>
      </table:table>
      <text:p text:style-name="P32"><text:span text:style-name="T2"/></text:p>
      <text:p text:style-name="P32"><text:span text:style-name="T2"/></text:p>
      <text:p text:style-name="P32"><text:span text:style-name="T2"/></text:p>
      <text:p text:style-name="P32"><text:span text:style-name="T2">Консультации по тел:</text:span> (812) 327-32-40, доб. <text:user-field-get text:name="pg_phone">200</text:user-field-get></text:p>
      <text:p text:style-name="P31"><text:span text:style-name="T2">E-mail: </text:span><text:s/><text:user-field-get text:name="pg_email">manager@kipspb.ru</text:user-field-get></text:p>
      <text:p text:style-name="P31"><text:span text:style-name="T2">Исполнитель: </text:span><text:s/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19T15:52:22.511926767</dc:date>
    <meta:editing-duration>PT3H15M16S</meta:editing-duration>
    <meta:editing-cycles>27</meta:editing-cycles>
    <meta:generator>LibreOffice/4.3.7.2$Linux_X86_64 LibreOffice_project/430$Build-2</meta:generator>
    <meta:document-statistic meta:table-count="7" meta:image-count="0" meta:object-count="0" meta:page-count="1" meta:paragraph-count="46" meta:word-count="121" meta:character-count="878" meta:non-whitespace-character-count="796"/>
  </office:meta>
</office:document-meta>
</file>